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fo:font-weight="bold" officeooo:rsid="001b27e4" officeooo:paragraph-rsid="001b27e4" style:font-weight-asian="bold" style:font-weight-complex="bold"/>
    </style:style>
    <style:style style:name="P3" style:family="paragraph" style:parent-style-name="Standard">
      <style:text-properties fo:font-weight="bold" officeooo:rsid="001c1c3a" officeooo:paragraph-rsid="001c1c3a" style:font-weight-asian="bold" style:font-weight-complex="bold"/>
    </style:style>
    <style:style style:name="P4" style:family="paragraph" style:parent-style-name="Standard">
      <style:text-properties fo:font-weight="normal" officeooo:rsid="0017be92" officeooo:paragraph-rsid="0017be92" style:font-weight-asian="normal" style:font-weight-complex="normal"/>
    </style:style>
    <style:style style:name="P5" style:family="paragraph" style:parent-style-name="Standard">
      <style:text-properties fo:font-weight="normal" officeooo:rsid="00197c26" officeooo:paragraph-rsid="0017be92" style:font-weight-asian="normal" style:font-weight-complex="normal"/>
    </style:style>
    <style:style style:name="P6" style:family="paragraph" style:parent-style-name="Standard">
      <style:text-properties fo:font-weight="normal" officeooo:rsid="001b27e4" officeooo:paragraph-rsid="001b27e4" style:font-weight-asian="normal" style:font-weight-complex="normal"/>
    </style:style>
    <style:style style:name="P7" style:family="paragraph" style:parent-style-name="Standard">
      <style:text-properties fo:font-weight="normal" officeooo:rsid="001caf5f" officeooo:paragraph-rsid="001caf5f" style:font-weight-asian="normal" style:font-weight-complex="normal"/>
    </style:style>
    <style:style style:name="P8" style:family="paragraph" style:parent-style-name="Standard">
      <style:text-properties fo:font-weight="normal" officeooo:rsid="001ce3a0" officeooo:paragraph-rsid="001ce3a0" style:font-weight-asian="normal" style:font-weight-complex="normal"/>
    </style:style>
    <style:style style:name="P9" style:family="paragraph" style:parent-style-name="Standard">
      <style:text-properties fo:font-weight="normal" officeooo:rsid="001e1325" officeooo:paragraph-rsid="001e1325" style:font-weight-asian="normal" style:font-weight-complex="normal"/>
    </style:style>
    <style:style style:name="P10" style:family="paragraph" style:parent-style-name="Standard">
      <style:text-properties style:font-name="Ubuntu Mono" fo:font-weight="normal" officeooo:rsid="0025ac96" officeooo:paragraph-rsid="0025ac96" style:font-weight-asian="normal" style:font-weight-complex="normal"/>
    </style:style>
    <style:style style:name="P11" style:family="paragraph" style:parent-style-name="Standard">
      <style:text-properties style:font-name="Ubuntu Mono" fo:font-weight="normal" officeooo:rsid="00276355" officeooo:paragraph-rsid="00276355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25ac96" officeooo:paragraph-rsid="0025ac96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28a764" officeooo:paragraph-rsid="0028a76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  <style:style style:name="T5" style:family="text">
      <style:text-properties officeooo:rsid="001caf5f"/>
    </style:style>
    <style:style style:name="T6" style:family="text">
      <style:text-properties style:font-name="Ubuntu Mono"/>
    </style:style>
    <style:style style:name="T7" style:family="text">
      <style:text-properties officeooo:rsid="001e1d40"/>
    </style:style>
    <style:style style:name="T8" style:family="text">
      <style:text-properties officeooo:rsid="001ef3b7"/>
    </style:style>
    <style:style style:name="T9" style:family="text">
      <style:text-properties officeooo:rsid="00201eb4"/>
    </style:style>
    <style:style style:name="T10" style:family="text">
      <style:text-properties officeooo:rsid="0021a5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dot Sonic Engine</text:p>
      <text:p text:style-name="P4"/>
      <text:p text:style-name="P1"><text:span text:style-name="T1">Well, Sonic-ish. </text:span><text:span text:style-name="T2">Sonic-inspired is more accurate. </text:span><text:span text:style-name="T3">Collect things, hit things, try not to get your character killed and basically win the game by getting through the levels.</text:span></text:p>
      <text:p text:style-name="P5"/>
      <text:p text:style-name="P3"><text:span text:style-name="T3">L</text:span><text:span text:style-name="T1">ook at how the Godot 2D platformer demos work, see which'd work best for you and </text:span><text:span text:style-name="T4">steal</text:span><text:span text:style-name="T1"> adapt bits as necessary.</text:span></text:p>
      <text:p text:style-name="P5"/>
      <text:p text:style-name="P2">How should <text:span text:style-name="T5">the game</text:span> <text:span text:style-name="T10">levels </text:span>be structured?</text:p>
      <text:p text:style-name="P6"/>
      <text:p text:style-name="P7">All levels (zones, acts, whatever you want to call them) should inherit from a class. This means that scenes and nodes can expect a consistent tree structure.</text:p>
      <text:p text:style-name="P7"/>
      <text:p text:style-name="P8">All play levels should have, at a minimum, the HUD layer/scene and an <text:span text:style-name="T6">AudioStreamPlayer</text:span> (to play music files).</text:p>
      <text:p text:style-name="P8"/>
      <text:p text:style-name="P9">One scene <text:span text:style-name="T7">containing the above </text:span>which loads a sub-scene containing the actual level data, or <text:span text:style-name="T8">self-contained</text:span>? <text:span text:style-name="T9">Self-contained.</text:span></text:p>
      <text:p text:style-name="P9"/>
      <text:p text:style-name="P11">Node</text:p>
      <text:p text:style-name="P10"><text:tab/>hud_layer</text:p>
      <text:p text:style-name="P10"><text:tab/>AudioStreamPlayer</text:p>
      <text:p text:style-name="P10"><text:tab/>TileMap</text:p>
      <text:p text:style-name="P12"/>
      <text:p text:style-name="P12">Everything else should be added by script. Nodes should be used to keep things grouped together (items, enemies etc.).</text:p>
      <text:p text:style-name="P12"/>
      <text:p text:style-name="P13">The root node of any level should be identified by the name <text:span text:style-name="T6">Level</text:span>. The AudioStreamPlayer for music should be called <text:span text:style-name="T6">Music_Playe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1-24T12:59:43.343952030</dc:date>
    <dc:creator>Stuart Moore</dc:creator>
    <meta:editing-duration>PT1H32M9S</meta:editing-duration>
    <meta:editing-cycles>17</meta:editing-cycles>
    <meta:generator>LibreOffice/5.4.1.2$Linux_X86_64 LibreOffice_project/40m0$Build-2</meta:generator>
    <meta:document-statistic meta:table-count="0" meta:image-count="0" meta:object-count="0" meta:page-count="1" meta:paragraph-count="13" meta:word-count="164" meta:character-count="1021" meta:non-whitespace-character-count="867"/>
  </office:meta>
</office:document-meta>
</file>